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3" number:language="en" number:country="US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10043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4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0043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0043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43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10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9" table:number-columns-repeated="10"/>
        </table:table-row>
        <table:table-row table:style-name="ro1">
          <table:table-cell table:style-name="ce2" table:formula="of:=[.A3]-1" office:value-type="date" office:date-value="2025-09-24" calcext:value-type="date">
            <text:p>Wed, September 24, 2025</text:p>
          </table:table-cell>
          <table:table-cell table:style-name="ce6" office:value-type="string" calcext:value-type="string">
            <text:p>06h00 Enregistrement et boarding pass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 office:value-type="date" office:date-value="2025-09-25" calcext:value-type="date">
            <text:p>Thu, September 25, 2025</text:p>
          </table:table-cell>
          <table:table-cell table:style-name="ce7" office:value-type="string" calcext:value-type="string">
            <text:p>12h Aéroport de Nantes (ZOORH)</text:p>
            <text:p>13h40 Schiphol airport</text:p>
            <text:p>14h15 Schiphol airport (NS)</text:p>
            <text:p>15h22  Hertogenbosh</text:p>
            <text:p>15h33  Hertogenbosh</text:p>
            <text:p>15h47 Tilburg</text:p>
          </table:table-cell>
          <table:table-cell table:style-name="ce7" office:value-type="string" calcext:value-type="string">
            <text:p>Mirjam</text:p>
            <text:p>Armhoefstraat 46, 5018 EK Tilburg</text:p>
            <text:p>Tel:+31 6 33784339</text:p>
            <text:p>Bus depuis Tllburg Station :</text:p>
            <text:p>141 ou 143 arrêt St Josephstraat</text:p>
            <text:p>140 ou 9 arrêt Rb Oost Spoorviaduc</text:p>
          </table:table-cell>
          <table:table-cell table:style-name="ce10" table:number-columns-repeated="10"/>
        </table:table-row>
        <table:table-row table:style-name="ro1">
          <table:table-cell table:style-name="ce2" table:formula="of:=[.A3]+1" office:value-type="date" office:date-value="2025-09-26" calcext:value-type="date">
            <text:p>Fri, September 26, 2025</text:p>
          </table:table-cell>
          <table:table-cell table:style-name="ce6" office:value-type="string" calcext:value-type="string">
            <text:p>Textile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4]+1" office:value-type="date" office:date-value="2025-09-27" calcext:value-type="date">
            <text:p>Sat, September 27, 2025</text:p>
          </table:table-cell>
          <table:table-cell table:style-name="ce6" office:value-type="string" calcext:value-type="string">
            <text:p>Noordbrabants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5]+1" office:value-type="date" office:date-value="2025-09-28" calcext:value-type="date">
            <text:p>Sun, September 28, 2025</text:p>
          </table:table-cell>
          <table:table-cell office:value-type="string" calcext:value-type="string">
            <text:p>De Pont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6]+1" office:value-type="date" office:date-value="2025-09-29" calcext:value-type="date">
            <text:p>Mon, September 29, 2025</text:p>
          </table:table-cell>
          <table:table-cell table:style-name="ce6" office:value-type="string" calcext:value-type="string">
            <text:p>Etten-Leur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1" table:formula="of:=[.A7]+1" office:value-type="date" office:date-value="2025-09-30" calcext:value-type="date">
            <text:p>Tue, September 30, 2025</text:p>
          </table:table-cell>
          <table:table-cell table:style-name="ce6" office:value-type="string" calcext:value-type="string">
            <text:p>Sahara brabançon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1" table:formula="of:=[.A8]+1" office:value-type="date" office:date-value="2025-10-01" calcext:value-type="date">
            <text:p>Wed, October 1, 2025</text:p>
          </table:table-cell>
          <table:table-cell table:style-name="ce6" office:value-type="string" calcext:value-type="string">
            <text:p>Helvoirt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3">
          <table:table-cell table:style-name="ce3" table:formula="of:=[.A9]+1" office:value-type="date" office:date-value="2025-10-02" calcext:value-type="date">
            <text:p>Thu, October 2, 2025</text:p>
          </table:table-cell>
          <table:table-cell table:style-name="ce7" office:value-type="string" calcext:value-type="string">
            <text:p>15h  Schiphol airport</text:p>
            <text:p>16h35 Nantes NTE</text:p>
          </table:table-cell>
          <table:table-cell table:style-name="ce7" office:value-type="string" calcext:value-type="string">
            <text:p>Saint-Molf</text:p>
          </table:table-cell>
          <table:table-cell table:style-name="ce10" table:number-columns-repeated="10"/>
        </table:table-row>
        <table:table-row table:style-name="ro1">
          <table:table-cell table:style-name="ce14" office:value-type="string" calcext:value-type="string">
            <text:p>Location vélo électrique</text:p>
          </table:table-cell>
          <table:table-cell office:value-type="string" calcext:value-type="string">
            <text:p>Les musées sont fermés le lundi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<text:span text:style-name="MT1">Voyage à Tilburg</text:span></text:p>
      </style:header-first>
      <style:footer>
        <text:p>Page <text:page-number>1</text:page-number></text:p>
      </style:footer>
      <style:footer-left style:display="false"/>
      <style:footer-first>
        <text:p><text:file-name text:display="full">???</text:file-name></text:p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5:58:26.373169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4:48:39.746974130</meta:creation-date>
    <dc:date>2025-10-08T16:00:49.478468698</dc:date>
    <meta:editing-duration>PT1H50M50S</meta:editing-duration>
    <meta:editing-cycles>6</meta:editing-cycles>
    <meta:generator>LibreOffice/24.2.7.2$Linux_X86_64 LibreOffice_project/420$Build-2</meta:generator>
    <meta:print-date>2025-09-22T12:21:06.440462304</meta:print-date>
    <meta:document-statistic meta:table-count="1" meta:cell-count="31" meta:object-count="0"/>
  </office:meta>
</office:document-meta>
</file>